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6cm" fo:min-width="0cm" draw:shadow="hidden"/>
    </style:style>
    <style:style style:name="gr6" style:family="graphic" style:parent-style-name="standard">
      <style:graphic-properties draw:fill="solid" draw:fill-color="#ccccff" draw:textarea-vertical-align="middle" draw:auto-grow-height="false" fo:min-height="0.749cm" fo:min-width="0.499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5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1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1pt" style:font-size-asian="11pt" style:font-size-complex="11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.102cm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.102cm" fo:line-height="100%" fo:text-indent="0cm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05cm" svg:height="14.042cm" svg:x="0.151cm" svg:y="0.2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827cm" svg:height="5.334cm" svg:x="0.886cm" svg:y="1.6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83cm" svg:height="4.245cm" svg:x="1.402cm" svg:y="2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4.245cm" svg:x="5.466cm" svg:y="2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4.245cm" svg:x="9.53cm" svg:y="2.44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67cm" svg:height="0.725cm" svg:x="0.505cm" svg:y="0.452cm">
          <draw:text-box>
            <text:p text:style-name="P3"><text:span text:style-name="T1">system</text:span></text:p>
          </draw:text-box>
        </draw:frame>
        <draw:frame draw:style-name="gr4" draw:text-style-name="P3" draw:layer="layout" svg:width="4.346cm" svg:height="0.725cm" svg:x="8.928cm" svg:y="1.668cm">
          <draw:text-box>
            <text:p text:style-name="P3"><text:span text:style-name="T1">system on the chip</text:span></text:p>
          </draw:text-box>
        </draw:frame>
        <draw:custom-shape draw:style-name="gr1" draw:text-style-name="P1" draw:layer="layout" svg:width="4.672cm" svg:height="5.334cm" svg:x="1.013cm" svg:y="7.8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683cm" svg:height="4.245cm" svg:x="1.502cm" svg:y="8.54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97cm" svg:height="0.725cm" svg:x="3.328cm" svg:y="7.769cm">
          <draw:text-box>
            <text:p text:style-name="P3"><text:span text:style-name="T1">others</text:span></text:p>
          </draw:text-box>
        </draw:frame>
        <draw:frame draw:style-name="gr5" draw:text-style-name="P4" draw:layer="layout" svg:width="3.645cm" svg:height="3.797cm" svg:x="1.432cm" svg:y="2.498cm">
          <draw:text-box>
            <text:p text:style-name="P4"><text:span text:style-name="T2">cores</text:span></text:p>
            <text:p text:style-name="P5"><text:span text:style-name="T3"/></text:p>
            <text:p text:style-name="P5"><text:span text:style-name="T3">- number of cores</text:span></text:p>
            <text:p text:style-name="P5"><text:span text:style-name="T3">- cpu frequency</text:span></text:p>
            <text:p text:style-name="P5"><text:span text:style-name="T3">- cpu stages power consumption</text:span></text:p>
            <text:p text:style-name="P5"><text:span text:style-name="T3">- cpu stages management</text:span></text:p>
            <text:p text:style-name="P5"><text:span text:style-name="T3"/></text:p>
          </draw:text-box>
        </draw:frame>
        <draw:frame draw:style-name="gr5" draw:text-style-name="P4" draw:layer="layout" svg:width="3.645cm" svg:height="3.797cm" svg:x="5.433cm" svg:y="2.499cm">
          <draw:text-box>
            <text:p text:style-name="P4"><text:span text:style-name="T2">Bus system</text:span></text:p>
            <text:p text:style-name="P4"><text:span text:style-name="T2"/></text:p>
            <text:p text:style-name="P4"><text:span text:style-name="T3">- bus lines power consumption</text:span></text:p>
            <text:p text:style-name="P4"><text:span text:style-name="T3">- switching work:</text:span></text:p>
            <text:p text:style-name="P4"><text:span text:style-name="T3">cpu &lt;-&gt; memory</text:span></text:p>
            <text:p text:style-name="P4"><text:span text:style-name="T3">memory &lt;-&gt; memory</text:span></text:p>
            <text:p text:style-name="P4"><text:span text:style-name="T3"/></text:p>
          </draw:text-box>
        </draw:frame>
        <draw:frame draw:style-name="gr5" draw:text-style-name="P4" draw:layer="layout" svg:width="3.645cm" svg:height="3.586cm" svg:x="9.633cm" svg:y="2.499cm">
          <draw:text-box>
            <text:p text:style-name="P4"><text:span text:style-name="T2">I/O</text:span></text:p>
            <text:p text:style-name="P4"><text:span text:style-name="T3"/></text:p>
            <text:p text:style-name="P4"><text:span text:style-name="T3">- cache system</text:span></text:p>
            <text:p text:style-name="P4"><text:span text:style-name="T3">- memory speed and location</text:span></text:p>
            <text:p text:style-name="P4"><text:span text:style-name="T3">- networking I/O</text:span></text:p>
          </draw:text-box>
        </draw:frame>
        <draw:frame draw:style-name="gr5" draw:text-style-name="P4" draw:layer="layout" svg:width="3.645cm" svg:height="3.586cm" svg:x="1.434cm" svg:y="8.7cm">
          <draw:text-box>
            <text:p text:style-name="P4"><text:span text:style-name="T2"/></text:p>
            <text:p text:style-name="P4"><text:span text:style-name="T3">- chassis</text:span></text:p>
            <text:p text:style-name="P4"><text:span text:style-name="T3">- power supply</text:span></text:p>
            <text:p text:style-name="P4"><text:span text:style-name="T3">- memory bulk</text:span></text:p>
            <text:p text:style-name="P4"><text:span text:style-name="T3">- motherboard</text:span></text:p>
            <text:p text:style-name="P4"><text:span text:style-name="T3">- fans</text:span></text:p>
            <text:p text:style-name="P4"><text:span text:style-name="T3"/></text:p>
            <text:p text:style-name="P4"><text:span text:style-name="T3"/></text:p>
          </draw:text-box>
        </draw:frame>
        <draw:custom-shape draw:style-name="gr6" draw:text-style-name="P1" draw:layer="layout" svg:width="1.831cm" svg:height="1.591cm" draw:transform="rotate (0.816465024082947) translate (6.066cm 8.79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g>
          <draw:custom-shape draw:style-name="gr1" draw:text-style-name="P1" draw:layer="layout" svg:width="6.649cm" svg:height="4.464cm" draw:transform="skewX (0.00453785605518526) translate (7.729cm 9.124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577cm" svg:height="0.725cm" svg:x="7.853cm" svg:y="9.27cm">
            <draw:text-box>
              <text:p text:style-name="P3"><text:span text:style-name="T1">workload</text:span></text:p>
            </draw:text-box>
          </draw:frame>
          <draw:frame draw:style-name="gr8" draw:text-style-name="P6" draw:layer="layout" svg:width="6.639cm" svg:height="3.391cm" svg:x="7.874cm" svg:y="10.078cm">
            <draw:text-box>
              <text:p text:style-name="P4"><text:span text:style-name="T3">- kernel configuration</text:span></text:p>
              <text:p text:style-name="P4"><text:span text:style-name="T3">- single/multi threaded</text:span></text:p>
              <text:p text:style-name="P4"><text:span text:style-name="T3">- type of workload: I/O bound or CPU bound</text:span></text:p>
              <text:p text:style-name="P4"><text:span text:style-name="T3">- access to memory or network </text:span></text:p>
              <text:p text:style-name="P4"><text:span text:style-name="T3">- execution time</text:span></text:p>
              <text:p text:style-name="P6"><text:span text:style-name="T3"/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8T15:13:27.585002591</meta:creation-date>
    <dc:date>2014-07-28T15:43:55.845130214</dc:date>
    <meta:editing-duration>PT12M41S</meta:editing-duration>
    <meta:editing-cycles>3</meta:editing-cycles>
    <meta:generator>LibreOffice/4.2.5.2$Linux_X86_64 LibreOffice_project/420m0$Build-2</meta:generator>
    <meta:document-statistic meta:object-count="19"/>
  </office:meta>
</office:document-meta>
</file>